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N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e connec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us êtes bien connect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ex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ur valider votre réserv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us devez vous connec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s encore inscrit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'inscrire !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j'ai oublié mon mot de pass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 mail est déjà utilis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 de passe non val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 nombre de places peu changer en + ou en 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5:33:09.582590000</meta:creation-date>
    <dc:date>2016-07-12T15:54:11.176095000</dc:date>
    <meta:editing-duration>PT5M49S</meta:editing-duration>
    <meta:editing-cycles>3</meta:editing-cycles>
    <meta:generator>LibreOffice/4.3.5.2$MacOSX_X86_64 LibreOffice_project/3a87456aaa6a95c63eea1c1b3201acedf0751bd5</meta:generator>
    <meta:document-statistic meta:table-count="1" meta:cell-count="15" meta:object-count="0"/>
  </office:meta>
</office:document-meta>
</file>